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Normalu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Lentelė1" style:family="table" style:master-page-name="Standard">
      <style:table-properties style:width="17.002cm" fo:margin-left="0cm" fo:margin-top="0cm" fo:margin-bottom="0cm" style:page-number="auto" table:align="left" style:writing-mode="lr-tb"/>
    </style:style>
    <style:style style:name="Lentelė1.A" style:family="table-column">
      <style:table-column-properties style:column-width="9.999cm"/>
    </style:style>
    <style:style style:name="Lentelė1.B" style:family="table-column">
      <style:table-column-properties style:column-width="7.003cm"/>
    </style:style>
    <style:style style:name="Lentelė1.1" style:family="table-row">
      <style:table-row-properties fo:keep-together="auto"/>
    </style:style>
    <style:style style:name="Lentelė1.A1" style:family="table-cell">
      <style:table-cell-properties fo:padding-left="0.191cm" fo:padding-right="0.191cm" fo:padding-top="0cm" fo:padding-bottom="0cm" fo:border="none"/>
    </style:style>
    <style:style style:name="Lentelė2" style:family="table">
      <style:table-properties style:width="17.244cm" fo:margin-left="0cm" fo:margin-top="0cm" fo:margin-bottom="0cm" table:align="left" style:writing-mode="lr-tb"/>
    </style:style>
    <style:style style:name="Lentelė2.A" style:family="table-column">
      <style:table-column-properties style:column-width="3.819cm"/>
    </style:style>
    <style:style style:name="Lentelė2.B" style:family="table-column">
      <style:table-column-properties style:column-width="13.425cm"/>
    </style:style>
    <style:style style:name="Lentelė2.1" style:family="table-row">
      <style:table-row-properties style:min-row-height="0.73cm" fo:keep-together="auto"/>
    </style:style>
    <style:style style:name="Lentelė2.A1" style:family="table-cell">
      <style:table-cell-properties style:vertical-align="middle" fo:padding-left="0.199cm" fo:padding-right="0.191cm" fo:padding-top="0cm" fo:padding-bottom="0cm" fo:border="0.5pt solid #bfbfbf"/>
    </style:style>
    <style:style style:name="Lentelė2.B1" style:family="table-cell">
      <style:table-cell-properties fo:padding-left="0.199cm" fo:padding-right="0.191cm" fo:padding-top="0cm" fo:padding-bottom="0cm" fo:border="0.5pt solid #bfbfbf"/>
    </style:style>
    <style:style style:name="Lentelė2.B2" style:family="table-cell">
      <style:table-cell-properties fo:padding-left="0.199cm" fo:padding-right="0.191cm" fo:padding-top="0cm" fo:padding-bottom="0cm" fo:border="0.5pt solid #bfbfbf"/>
    </style:style>
    <style:style style:name="Lentelė2.3" style:family="table-row">
      <style:table-row-properties style:min-row-height="0.923cm" fo:keep-together="auto"/>
    </style:style>
    <style:style style:name="Lentelė2.B3" style:family="table-cell">
      <style:table-cell-properties fo:padding-left="0.199cm" fo:padding-right="0.191cm" fo:padding-top="0cm" fo:padding-bottom="0cm" fo:border="0.5pt solid #bfbfbf"/>
    </style:style>
    <style:style style:name="Lentelė2.4" style:family="table-row">
      <style:table-row-properties fo:keep-together="auto"/>
    </style:style>
    <style:style style:name="Lentelė2.B4" style:family="table-cell">
      <style:table-cell-properties fo:padding-left="0.199cm" fo:padding-right="0.191cm" fo:padding-top="0cm" fo:padding-bottom="0cm" fo:border="0.5pt solid #bfbfbf"/>
    </style:style>
    <style:style style:name="Lentelė2.5" style:family="table-row">
      <style:table-row-properties style:min-row-height="0.82cm" fo:keep-together="auto"/>
    </style:style>
    <style:style style:name="Lentelė3" style:family="table">
      <style:table-properties style:width="17.321cm" fo:margin-left="-0.009cm" fo:margin-top="0cm" fo:margin-bottom="0cm" table:align="left" style:writing-mode="lr-tb"/>
    </style:style>
    <style:style style:name="Lentelė3.A" style:family="table-column">
      <style:table-column-properties style:column-width="4.51cm"/>
    </style:style>
    <style:style style:name="Lentelė3.B" style:family="table-column">
      <style:table-column-properties style:column-width="1.3cm"/>
    </style:style>
    <style:style style:name="Lentelė3.C" style:family="table-column">
      <style:table-column-properties style:column-width="4.253cm"/>
    </style:style>
    <style:style style:name="Lentelė3.E" style:family="table-column">
      <style:table-column-properties style:column-width="5.958cm"/>
    </style:style>
    <style:style style:name="Lentelė3.1" style:family="table-row">
      <style:table-row-properties fo:keep-together="auto"/>
    </style:style>
    <style:style style:name="Lentelė3.A1" style:family="table-cell">
      <style:table-cell-properties fo:padding-left="0.191cm" fo:padding-right="0.191cm" fo:padding-top="0cm" fo:padding-bottom="0cm" fo:border="none"/>
    </style:style>
    <style:style style:name="Lentelė3.C1" style:family="table-cell">
      <style:table-cell-properties style:vertical-align="bottom" fo:padding-left="0.191cm" fo:padding-right="0.191cm" fo:padding-top="0cm" fo:padding-bottom="0cm" fo:border-left="none" fo:border-right="none" fo:border-top="none" fo:border-bottom="0.5pt solid #00000a"/>
    </style:style>
    <style:style style:name="Lentelė3.C2" style:family="table-cell">
      <style:table-cell-properties fo:padding-left="0.191cm" fo:padding-right="0.191cm" fo:padding-top="0cm" fo:padding-bottom="0cm" fo:border-left="none" fo:border-right="none" fo:border-top="0.5pt solid #00000a" fo:border-bottom="none"/>
    </style:style>
    <style:style style:name="Lentelė3.E2" style:family="table-cell">
      <style:table-cell-properties fo:padding-left="0.191cm" fo:padding-right="0.191cm" fo:padding-top="0cm" fo:padding-bottom="0cm" fo:border-left="none" fo:border-right="none" fo:border-top="0.5pt solid #00000a" fo:border-bottom="none"/>
    </style:style>
    <style:style style:name="Lentelė3.C4" style:family="table-cell">
      <style:table-cell-properties fo:padding-left="0.191cm" fo:padding-right="0.191cm" fo:padding-top="0cm" fo:padding-bottom="0cm" fo:border-left="none" fo:border-right="none" fo:border-top="0.5pt solid #00000a" fo:border-bottom="none"/>
    </style:style>
    <style:style style:name="Lentelė3.E4" style:family="table-cell">
      <style:table-cell-properties fo:padding-left="0.191cm" fo:padding-right="0.191cm" fo:padding-top="0cm" fo:padding-bottom="0cm" fo:border-left="none" fo:border-right="none" fo:border-top="0.5pt solid #00000a" fo:border-bottom="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ab-stops>
          <style:tab-stop style:position="2cm"/>
        </style:tab-stops>
      </style:paragraph-properties>
      <style:text-properties fo:color="#000000" style:font-name="Times New Roman" fo:font-size="11pt" style:font-size-asian="11pt" style:font-name-complex="Times New Roman2" style:font-size-complex="11pt" style:font-weight-complex="bold"/>
    </style:style>
    <style:style style:name="P3" style:family="paragraph" style:parent-style-name="Standard">
      <style:paragraph-properties fo:text-align="justify" style:justify-single-word="false">
        <style:tab-stops>
          <style:tab-stop style:position="1.752cm"/>
          <style:tab-stop style:position="2cm"/>
        </style:tab-stops>
      </style:paragraph-properties>
      <style:text-properties fo:color="#000000" style:font-name="Times New Roman" style:font-name-complex="Times New Roman2"/>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fo:font-size="11pt" style:font-size-asian="11pt" style:font-name-complex="Times New Roman2" style:font-size-complex="10pt"/>
    </style:style>
    <style:style style:name="P6" style:family="paragraph" style:parent-style-name="Standard">
      <style:paragraph-properties fo:text-align="center" style:justify-single-word="false"/>
      <style:text-properties style:font-name="Times New Roman" fo:font-size="10pt" fo:font-style="italic" style:font-size-asian="10pt" style:font-style-asian="italic" style:font-name-complex="Times New Roman2" style:font-size-complex="10pt"/>
    </style:style>
    <style:style style:name="P7" style:family="paragraph" style:parent-style-name="Standard">
      <style:paragraph-properties fo:margin-top="0cm" fo:margin-bottom="0cm" loext:contextual-spacing="false" fo:line-height="100%" fo:text-align="justify" style:justify-single-word="false">
        <style:tab-stops>
          <style:tab-stop style:position="2cm"/>
        </style:tab-stops>
      </style:paragraph-properties>
      <style:text-properties fo:color="#000000" style:font-name="Times New Roman" fo:font-size="11pt" style:font-size-asian="11pt" style:font-name-complex="Times New Roman2" style:font-size-complex="11pt" style:font-weight-complex="bold"/>
    </style:style>
    <style:style style:name="P8" style:family="paragraph" style:parent-style-name="Standard">
      <style:paragraph-properties fo:margin-top="0cm" fo:margin-bottom="0cm" loext:contextual-spacing="false" fo:line-height="100%"/>
      <style:text-properties fo:color="#000000" style:font-name="Times New Roman" style:font-name-complex="Times New Roman2"/>
    </style:style>
    <style:style style:name="P9" style:family="paragraph" style:parent-style-name="Standard">
      <style:paragraph-properties fo:margin-top="0cm" fo:margin-bottom="0cm" loext:contextual-spacing="false" fo:line-height="100%" fo:text-align="center" style:justify-single-word="false"/>
      <style:text-properties fo:color="#000000" style:font-name="Times New Roman" style:font-name-complex="Times New Roman2"/>
    </style:style>
    <style:style style:name="P10" style:family="paragraph" style:parent-style-name="Standard">
      <style:paragraph-properties fo:margin-top="0cm" fo:margin-bottom="0cm" loext:contextual-spacing="false" fo:line-height="100%" fo:text-align="justify" style:justify-single-word="false">
        <style:tab-stops>
          <style:tab-stop style:position="2cm"/>
        </style:tab-stops>
      </style:paragraph-properties>
      <style:text-properties fo:color="#000000" style:font-name="Times New Roman" style:font-name-complex="Times New Roman2"/>
    </style:style>
    <style:style style:name="P11" style:family="paragraph" style:parent-style-name="Standard">
      <style:paragraph-properties fo:margin-top="0cm" fo:margin-bottom="0cm" loext:contextual-spacing="false" fo:line-height="100%"/>
      <style:text-properties fo:color="#000000" style:font-name="Times New Roman" fo:font-size="10pt" style:font-size-asian="10pt" style:font-name-complex="Times New Roman2" style:font-size-complex="10pt" style:font-weight-complex="bold"/>
    </style:style>
    <style:style style:name="P12" style:family="paragraph" style:parent-style-name="Standard">
      <style:paragraph-properties fo:margin-top="0cm" fo:margin-bottom="0cm" loext:contextual-spacing="false" fo:line-height="100%"/>
      <style:text-properties fo:color="#000000" style:font-name="Times New Roman" fo:font-size="10pt" style:font-size-asian="10pt" style:font-name-complex="Times New Roman2"/>
    </style:style>
    <style:style style:name="P13" style:family="paragraph" style:parent-style-name="Standard">
      <style:paragraph-properties fo:margin-top="0cm" fo:margin-bottom="0cm" loext:contextual-spacing="false" fo:line-height="100%">
        <style:tab-stops>
          <style:tab-stop style:position="2cm"/>
        </style:tab-stops>
      </style:paragraph-properties>
      <style:text-properties fo:color="#000000" style:font-name="Times New Roman" fo:font-size="10pt" style:font-size-asian="10pt" style:font-name-complex="Times New Roman2"/>
    </style:style>
    <style:style style:name="P14" style:family="paragraph" style:parent-style-name="Standard">
      <style:paragraph-properties fo:margin-top="0cm" fo:margin-bottom="0cm" loext:contextual-spacing="false" fo:line-height="100%"/>
      <style:text-properties fo:color="#000000" style:font-name="Times New Roman" fo:font-weight="bold" style:font-weight-asian="bold" style:font-name-complex="Times New Roman2"/>
    </style:style>
    <style:style style:name="P15" style:family="paragraph" style:parent-style-name="Standard">
      <style:paragraph-properties fo:margin-top="0cm" fo:margin-bottom="0cm" loext:contextual-spacing="false" fo:line-height="100%">
        <style:tab-stops>
          <style:tab-stop style:position="2cm"/>
        </style:tab-stops>
      </style:paragraph-properties>
      <style:text-properties fo:color="#000000" style:font-name="Times New Roman" fo:font-weight="bold" style:font-weight-asian="bold" style:font-name-complex="Times New Roman2"/>
    </style:style>
    <style:style style:name="P16" style:family="paragraph" style:parent-style-name="Standard">
      <style:paragraph-properties fo:margin-top="0cm" fo:margin-bottom="0cm" loext:contextual-spacing="false" fo:line-height="100%" fo:text-align="center" style:justify-single-word="false"/>
      <style:text-properties fo:color="#000000" style:text-position="super 58%" style:font-name="Times New Roman" style:font-name-complex="Times New Roman2"/>
    </style:style>
    <style:style style:name="P17" style:family="paragraph" style:parent-style-name="Stilius9">
      <style:paragraph-properties fo:margin-top="0cm" fo:margin-bottom="0cm" loext:contextual-spacing="false"/>
    </style:style>
    <style:style style:name="P18" style:family="paragraph" style:parent-style-name="Stilius9">
      <style:paragraph-properties fo:margin-top="0cm" fo:margin-bottom="0cm" loext:contextual-spacing="false" fo:text-align="center" style:justify-single-word="false"/>
    </style:style>
    <style:style style:name="P19" style:family="paragraph" style:parent-style-name="Stilius9">
      <style:paragraph-properties fo:margin-top="0cm" fo:margin-bottom="0cm" loext:contextual-spacing="false"/>
      <style:text-properties fo:font-variant="normal" fo:text-transform="none" fo:color="#000000"/>
    </style:style>
    <style:style style:name="P20" style:family="paragraph" style:parent-style-name="Stilius9">
      <style:paragraph-properties fo:margin-top="0cm" fo:margin-bottom="0cm" loext:contextual-spacing="false" fo:line-height="100%" fo:text-align="center" style:justify-single-word="false"/>
    </style:style>
    <style:style style:name="P21" style:family="paragraph" style:parent-style-name="KMD_20_antraštė">
      <style:paragraph-properties fo:margin-top="0cm" fo:margin-bottom="0cm" loext:contextual-spacing="false"/>
    </style:style>
    <style:style style:name="P22" style:family="paragraph" style:parent-style-name="Body_20_Text_20_3">
      <style:paragraph-properties fo:margin-top="0cm" fo:margin-bottom="0cm" loext:contextual-spacing="false" fo:line-height="100%" fo:text-align="justify" style:justify-single-word="false"/>
      <style:text-properties fo:color="#000000" fo:font-size="10pt" fo:language="lt" fo:country="LT" fo:font-weight="normal" style:font-size-asian="10pt" style:font-weight-asian="normal"/>
    </style:style>
    <style:style style:name="P23" style:family="paragraph" style:parent-style-name="Standard">
      <style:paragraph-properties fo:padding="0cm" fo:border="none"/>
    </style:style>
    <style:style style:name="P24" style:family="paragraph" style:parent-style-name="Stilius9">
      <style:paragraph-properties fo:margin-left="0cm" fo:margin-right="0cm" fo:margin-top="0cm" fo:margin-bottom="0cm" loext:contextual-spacing="false" fo:line-height="100%" fo:text-indent="0.233cm" style:auto-text-indent="false"/>
    </style:style>
    <style:style style:name="P25" style:family="paragraph" style:parent-style-name="Stilius9">
      <style:paragraph-properties fo:margin-top="0.423cm" fo:margin-bottom="0cm" loext:contextual-spacing="false"/>
    </style:style>
    <style:style style:name="P26" style:family="paragraph" style:parent-style-name="Stilius11">
      <style:paragraph-properties fo:margin-top="0.212cm" fo:margin-bottom="0cm" loext:contextual-spacing="false" fo:line-height="100%"/>
    </style:style>
    <style:style style:name="P27" style:family="paragraph" style:parent-style-name="Stilius12">
      <style:paragraph-properties fo:margin-top="0.212cm" fo:margin-bottom="0cm" loext:contextual-spacing="false" fo:line-height="100%"/>
    </style:style>
    <style:style style:name="P28" style:family="paragraph" style:parent-style-name="Stilius13">
      <style:paragraph-properties fo:margin-top="0.212cm" fo:margin-bottom="0cm" loext:contextual-spacing="false" fo:line-height="100%"/>
    </style:style>
    <style:style style:name="P29" style:family="paragraph" style:parent-style-name="KMD_20_pavadinimas">
      <style:paragraph-properties fo:line-height="100%"/>
      <style:text-properties fo:font-size="11pt" fo:font-weight="normal" style:font-size-asian="11pt" style:font-weight-asian="normal"/>
    </style:style>
    <style:style style:name="P30" style:family="paragraph" style:parent-style-name="Standard">
      <style:paragraph-properties fo:margin-top="0.423cm" fo:margin-bottom="0.212cm" loext:contextual-spacing="false" fo:text-align="justify" style:justify-single-word="false">
        <style:tab-stops>
          <style:tab-stop style:position="2cm"/>
        </style:tab-stops>
      </style:paragraph-properties>
      <style:text-properties fo:color="#000000" style:font-name="Times New Roman" fo:font-weight="bold" style:font-weight-asian="bold" style:font-name-complex="Times New Roman2"/>
    </style:style>
    <style:style style:name="P31" style:family="paragraph" style:parent-style-name="Standard">
      <style:paragraph-properties fo:margin-top="0.423cm" fo:margin-bottom="0.212cm" loext:contextual-spacing="false" fo:text-align="justify" style:justify-single-word="false">
        <style:tab-stops>
          <style:tab-stop style:position="1.752cm"/>
          <style:tab-stop style:position="2cm"/>
        </style:tab-stops>
      </style:paragraph-properties>
      <style:text-properties fo:color="#000000" style:font-name="Times New Roman" fo:font-weight="bold" style:font-weight-asian="bold" style:font-name-complex="Times New Roman2"/>
    </style:style>
    <style:style style:name="P32" style:family="paragraph" style:parent-style-name="Standard">
      <style:paragraph-properties fo:margin-left="-0.182cm" fo:margin-right="0cm" fo:margin-top="0cm" fo:margin-bottom="0cm" loext:contextual-spacing="false" fo:line-height="100%" fo:text-indent="0cm" style:auto-text-indent="false"/>
      <style:text-properties fo:color="#000000" style:font-name="Times New Roman" style:font-name-complex="Times New Roman2"/>
    </style:style>
    <style:style style:name="P33" style:family="paragraph">
      <style:paragraph-properties fo:text-align="start"/>
      <style:text-properties style:text-line-through-style="none" style:text-line-through-type="none" style:font-name="Times New Roman1" fo:font-size="10pt" fo:font-style="normal" style:text-underline-style="none" fo:font-weight="normal"/>
    </style:style>
    <style:style style:name="T1" style:family="text">
      <style:text-properties fo:color="#000000" style:font-name="Times New Roman" fo:font-size="10pt" fo:font-style="italic" style:font-size-asian="10pt" style:font-style-asian="italic" style:font-name-complex="Times New Roman2" style:font-size-complex="10pt"/>
    </style:style>
    <style:style style:name="T2" style:family="text">
      <style:text-properties fo:color="#000000" fo:font-weight="bold" style:font-weight-asian="bold"/>
    </style:style>
    <style:style style:name="T3" style:family="text">
      <style:text-properties fo:font-variant="normal" fo:text-transform="none"/>
    </style:style>
    <style:style style:name="T4" style:family="text">
      <style:text-properties fo:font-variant="normal" fo:text-transform="none" style:font-name-asian="Calibri1"/>
    </style:style>
    <style:style style:name="T5" style:family="text">
      <style:text-properties fo:font-variant="normal" fo:text-transform="none" fo:color="#000000" fo:font-weight="bold" style:font-weight-asian="bold"/>
    </style:style>
    <style:style style:name="T6" style:family="text">
      <style:text-properties style:font-name="Times New Roman" fo:font-size="10pt" fo:font-style="italic" style:font-size-asian="10pt" style:font-style-asian="italic" style:font-name-complex="Times New Roman2" style:font-size-complex="10pt"/>
    </style:style>
    <style:style style:name="T7" style:family="text">
      <style:text-properties style:language-asian="nl" style:country-asian="NL" style:font-name-complex="Times New Roman2"/>
    </style:style>
    <style:style style:name="gr1"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a"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office:event-listeners>
            <script:event-listener script:language="ooo:script" script:event-name="dom:submit" xlink:href="vnd.sun.star.script:Project.ThisDocument.comboPrioritet_K_GotFocus?language=Basic&amp;location=document" xlink:type="simple"/>
          </office:event-listeners>
          <form:listbox form:name="ComboMokslas_K" form:control-implementation="ooo:com.sun.star.form.component.ListBox" xml:id="control1" form:id="control1" form:dropdown="true" form:size="20"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pasirinkite kryptį"/>
              <form:property form:property-name="ObjIDinMSO" office:value-type="float" office:value="65535"/>
              <form:list-property form:property-name="TypedItemList" office:value-type="float"/>
            </form:properties>
            <office:event-listeners>
              <script:event-listener script:language="ooo:script" script:event-name="dom:DOMFocusIn" xlink:href="vnd.sun.star.script:Project.ThisDocument.ComboMokslas_K_GotFocus?language=Basic&amp;location=document" xlink:type="simple"/>
            </office:event-listeners>
            <form:option form:value="Pasirinkite reikšmę"/>
            <form:option form:value="Kitą reikšmę"/>
          </form:listbox>
          <form:listbox form:name="comboPrioritet_K2009" form:control-implementation="ooo:com.sun.star.form.component.ListBox" xml:id="control2" form:id="control2" form:dropdown="true" form:size="20" form:tab-index="1"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pasirinkite kryptį"/>
              <form:property form:property-name="ObjIDinMSO" office:value-type="float" office:value="65535"/>
              <form:list-property form:property-name="TypedItemList" office:value-type="float"/>
            </form:properties>
            <office:event-listeners>
              <script:event-listener script:language="ooo:script" script:event-name="dom:change" xlink:href="vnd.sun.star.script:Project.ThisDocument.comboPrioritet_K2009_Change?language=Basic&amp;location=document" xlink:type="simple"/>
              <script:event-listener script:language="ooo:script" script:event-name="dom:DOMFocusIn" xlink:href="vnd.sun.star.script:Project.ThisDocument.comboPrioritet_K2009_GotFocus?language=Basic&amp;location=document" xlink:type="simple"/>
            </office:event-listeners>
          </form:listbox>
          <form:listbox form:name="comboPrioritet_K" form:control-implementation="ooo:com.sun.star.form.component.ListBox" xml:id="control3" form:id="control3" form:dropdown="true" form:size="20" form:tab-index="2"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pasirinkite kryptį"/>
              <form:property form:property-name="ObjIDinMSO" office:value-type="float" office:value="65535"/>
              <form:list-property form:property-name="TypedItemList" office:value-type="float"/>
            </form:properties>
            <office:event-listeners>
              <script:event-listener script:language="ooo:script" script:event-name="dom:change" xlink:href="vnd.sun.star.script:Project.ThisDocument.comboPrioritet_K_Change?language=Basic&amp;location=document" xlink:type="simple"/>
              <script:event-listener script:language="ooo:script" script:event-name="dom:DOMFocusIn" xlink:href="vnd.sun.star.script:Project.ThisDocument.comboPrioritet_K_GotFocus?language=Basic&amp;location=document" xlink:type="simple"/>
            </office:event-listeners>
          </form:listbox>
          <form:listbox form:name="comboPrioritet_T" form:control-implementation="ooo:com.sun.star.form.component.ListBox" xml:id="control4" form:id="control4" form:dropdown="true" form:size="20" form:tab-index="3" form:bound-column="1">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Pasirinkite tematika"/>
              <form:property form:property-name="ObjIDinMSO" office:value-type="float" office:value="65535"/>
              <form:list-property form:property-name="TypedItemList" office:value-type="float"/>
            </form:properties>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Lentelė1" table:style-name="Lentelė1">
        <table:table-column table:style-name="Lentelė1.A"/>
        <table:table-column table:style-name="Lentelė1.B"/>
        <table:table-row table:style-name="Lentelė1.1">
          <table:table-cell table:style-name="Lentelė1.A1" office:value-type="string">
            <text:p text:style-name="P7"/>
          </table:table-cell>
          <table:table-cell table:style-name="Lentelė1.A1" office:value-type="string">
            <text:p text:style-name="P22">Vilniaus Gedimino technikos universiteto mokslo tiriamųjų darbų planavimo, vykdymo ir atsiskaitymo už juos tvarkos aprašas</text:p>
          </table:table-cell>
        </table:table-row>
        <table:table-row table:style-name="Lentelė1.1">
          <table:table-cell table:style-name="Lentelė1.A1" office:value-type="string">
            <text:p text:style-name="P7"/>
          </table:table-cell>
          <table:table-cell table:style-name="Lentelė1.A1" office:value-type="string">
            <text:p text:style-name="P11">3 priedas</text:p>
          </table:table-cell>
        </table:table-row>
      </table:table>
      <text:p text:style-name="P2"/>
      <text:p text:style-name="P29"/>
      <text:p text:style-name="P18"><text:span text:style-name="Placeholder_20_Text"><text:span text:style-name="T4">Nurodykite mokslo tiriamojo darbo pavadinimą ir numerį</text:span></text:span></text:p>
      <text:p text:style-name="P4"><text:span text:style-name="T6">(mokslo tiriamojo darbo pavadinimas, </text:span><text:span text:style-name="T1">numeris</text:span><text:span text:style-name="T6">)</text:span></text:p>
      <text:p text:style-name="P29"/>
      <text:p text:style-name="P21"><text:span text:style-name="T3">MOKSLO TIRIAMOJO DARBO </text:span><text:span text:style-name="T7">SANTRAUKA</text:span></text:p>
      <text:p text:style-name="P21"><text:span text:style-name="T7">UŽ .... </text:span><text:bookmark text:name="_GoBack"/><text:span text:style-name="T7">METUS</text:span></text:p>
      <text:p text:style-name="P29"/>
      <text:p text:style-name="P18"><text:span text:style-name="Placeholder_20_Text"><text:span text:style-name="T4">Nurodykite kalendorinių metų užduoties pavadinimą</text:span></text:span></text:p>
      <text:p text:style-name="P6">(kalendorinių metų užduoties pavadinimas)</text:p>
      <text:p text:style-name="P5"/>
      <table:table table:name="Lentelė2" table:style-name="Lentelė2">
        <table:table-column table:style-name="Lentelė2.A"/>
        <table:table-column table:style-name="Lentelė2.B"/>
        <table:table-row table:style-name="Lentelė2.1">
          <table:table-cell table:style-name="Lentelė2.A1" office:value-type="string">
            <text:p text:style-name="P14">Mokslo kryptis</text:p>
          </table:table-cell>
          <table:table-cell table:style-name="Lentelė2.B1" office:value-type="string">
            <text:p text:style-name="P26"><draw:control text:anchor-type="paragraph" draw:z-index="0" draw:name="Figūra1" draw:style-name="gr1" draw:text-style-name="P33" svg:width="13.001cm" svg:height="0.9cm" svg:x="0cm" svg:y="0cm" draw:control="control1"/></text:p>
          </table:table-cell>
        </table:table-row>
        <table:table-row table:style-name="Lentelė2.1">
          <table:table-cell table:style-name="Lentelė2.A1" office:value-type="string">
            <text:p text:style-name="P14">VGTU prioritetinė mokslo kryptis </text:p>
            <text:p text:style-name="P12">(patvirtintos 2009 m.)</text:p>
          </table:table-cell>
          <table:table-cell table:style-name="Lentelė2.B2" office:value-type="string">
            <text:p text:style-name="P26"><draw:control text:anchor-type="paragraph" draw:z-index="1" draw:name="Figūra1" draw:style-name="gr1" draw:text-style-name="P33" svg:width="13.001cm" svg:height="0.9cm" svg:x="0cm" svg:y="0cm" draw:control="control2"/></text:p>
          </table:table-cell>
        </table:table-row>
        <table:table-row table:style-name="Lentelė2.3">
          <table:table-cell table:style-name="Lentelė2.A1" office:value-type="string">
            <text:p text:style-name="P15">VGTU prioritetinė mokslo kryptis </text:p>
            <text:p text:style-name="P13">(patvirtintos 2012 m.)</text:p>
          </table:table-cell>
          <table:table-cell table:style-name="Lentelė2.B3" office:value-type="string">
            <text:p text:style-name="P27"><draw:control text:anchor-type="paragraph" draw:z-index="2" draw:name="Figūra1" draw:style-name="gr1" draw:text-style-name="P33" svg:width="13.001cm" svg:height="0.9cm" svg:x="0cm" svg:y="0cm" draw:control="control3"/></text:p>
          </table:table-cell>
        </table:table-row>
        <table:table-row table:style-name="Lentelė2.4">
          <table:table-cell table:style-name="Lentelė2.A1" office:value-type="string">
            <text:p text:style-name="P15">VGTU prioritetinė mokslo tematika </text:p>
          </table:table-cell>
          <table:table-cell table:style-name="Lentelė2.B4" office:value-type="string">
            <text:p text:style-name="P28"><draw:control text:anchor-type="paragraph" draw:z-index="3" draw:name="Figūra1" draw:style-name="gr1" draw:text-style-name="P33" svg:width="13.001cm" svg:height="0.9cm" svg:x="0cm" svg:y="0cm" draw:control="control4"/></text:p>
          </table:table-cell>
        </table:table-row>
        <table:table-row table:style-name="Lentelė2.5">
          <table:table-cell table:style-name="Lentelė2.A1" office:value-type="string">
            <text:p text:style-name="P15">MTD vadovas</text:p>
          </table:table-cell>
          <table:table-cell table:style-name="Lentelė2.A1" office:value-type="string">
            <text:p text:style-name="P24"><text:span text:style-name="Placeholder_20_Text"><text:span text:style-name="T4">Vardas ir Pavardė</text:span></text:span><text:bookmark text:name="MTDvadovas"/><text:bookmark text:name="MTDvadovas1"/><text:bookmark text:name="MTDv"/><text:bookmark text:name="_Hlk469319537"/></text:p>
          </table:table-cell>
        </table:table-row>
        <table:table-row table:style-name="Lentelė2.5">
          <table:table-cell table:style-name="Lentelė2.A1" office:value-type="string">
            <text:p text:style-name="P15">MTD vykdytojai</text:p>
          </table:table-cell>
          <table:table-cell table:style-name="Lentelė2.A1" office:value-type="string">
            <text:p text:style-name="P24"><text:span text:style-name="Placeholder_20_Text"><text:span text:style-name="T4">Vardas ir Pavardė</text:span></text:span></text:p>
          </table:table-cell>
        </table:table-row>
      </table:table>
      <text:p text:style-name="P25"><text:span text:style-name="T2">d</text:span><text:span text:style-name="T5">arbo tikslas: </text:span></text:p>
      <text:p text:style-name="P17"><text:span text:style-name="Placeholder_20_Text"><text:span text:style-name="T4">Nurodykite darbo tikslą</text:span></text:span></text:p>
      <text:p text:style-name="P25"><text:span text:style-name="T2">t</text:span><text:span text:style-name="T5">aikyti metodai: </text:span></text:p>
      <text:p text:style-name="Stilius9"><text:span text:style-name="Placeholder_20_Text"><text:span text:style-name="T4">Nurodykite taikytus metodus</text:span></text:span></text:p>
      <text:p text:style-name="P30">Gauti pagrindiniai darbo rezultatai ir jų apibendrinimas: </text:p>
      <text:p text:style-name="Stilius9"><text:span text:style-name="Placeholder_20_Text"><text:span text:style-name="T4">Nurodykite darbo rezultatus</text:span></text:span></text:p>
      <text:p text:style-name="P30">Darbo tema VGTU vardu paskelbtų publikacijų sąrašas: </text:p>
      <text:p text:style-name="Stilius9"><text:span text:style-name="Placeholder_20_Text"><text:span text:style-name="T4">Nurodykite publikacijas</text:span></text:span></text:p>
      <text:p text:style-name="P31">Darbo tema pateiktų patentinių paraiškų, gautų patentų, sukurtų technologijų, įrenginių ir kt. sąrašai: </text:p>
      <text:p text:style-name="Stilius9"><text:span text:style-name="Placeholder_20_Text"><text:span text:style-name="T4">Nurodykite patentines paraiškas</text:span></text:span></text:p>
      <text:p text:style-name="P3"/>
      <text:p text:style-name="P19"/>
      <table:table table:name="Lentelė3" table:style-name="Lentelė3">
        <table:table-column table:style-name="Lentelė3.A"/>
        <table:table-column table:style-name="Lentelė3.B"/>
        <table:table-column table:style-name="Lentelė3.C"/>
        <table:table-column table:style-name="Lentelė3.B"/>
        <table:table-column table:style-name="Lentelė3.E"/>
        <table:table-row table:style-name="Lentelė3.1">
          <table:table-cell table:style-name="Lentelė3.A1" office:value-type="string">
            <text:p text:style-name="P32">Mokslo darbo vadovas</text:p>
          </table:table-cell>
          <table:table-cell table:style-name="Lentelė3.A1" office:value-type="string">
            <text:p text:style-name="P8"/>
          </table:table-cell>
          <table:table-cell table:style-name="Lentelė3.C1" office:value-type="string">
            <text:p text:style-name="P9"/>
          </table:table-cell>
          <table:table-cell table:style-name="Lentelė3.A1" office:value-type="string">
            <text:p text:style-name="P8"/>
          </table:table-cell>
          <table:table-cell table:style-name="Lentelė3.C1" office:value-type="string">
            <text:p text:style-name="P20"><text:span text:style-name="Placeholder_20_Text"><text:span text:style-name="T4">Vardas ir Pavardė</text:span></text:span></text:p>
          </table:table-cell>
        </table:table-row>
        <table:table-row table:style-name="Lentelė3.1">
          <table:table-cell table:style-name="Lentelė3.A1" office:value-type="string">
            <text:p text:style-name="P8"/>
          </table:table-cell>
          <table:table-cell table:style-name="Lentelė3.A1" office:value-type="string">
            <text:p text:style-name="P8"/>
          </table:table-cell>
          <table:table-cell table:style-name="Lentelė3.C2" office:value-type="string">
            <text:p text:style-name="P16">(parašas)</text:p>
          </table:table-cell>
          <table:table-cell table:style-name="Lentelė3.A1" office:value-type="string">
            <text:p text:style-name="P8"/>
          </table:table-cell>
          <table:table-cell table:style-name="Lentelė3.E2" office:value-type="string">
            <text:p text:style-name="P16">(vardas ir pavardė)</text:p>
          </table:table-cell>
        </table:table-row>
        <table:table-row table:style-name="Lentelė3.1">
          <table:table-cell table:style-name="Lentelė3.A1" office:value-type="string">
            <text:p text:style-name="P32">Fakulteto prodekanas ar universitetinio mokslo padalinio vadovas</text:p>
          </table:table-cell>
          <table:table-cell table:style-name="Lentelė3.A1" office:value-type="string">
            <text:p text:style-name="P8"/>
          </table:table-cell>
          <table:table-cell table:style-name="Lentelė3.C1" office:value-type="string">
            <text:p text:style-name="P9"/>
          </table:table-cell>
          <table:table-cell table:style-name="Lentelė3.A1" office:value-type="string">
            <text:p text:style-name="P8"/>
          </table:table-cell>
          <table:table-cell table:style-name="Lentelė3.C1" office:value-type="string">
            <text:p text:style-name="P20"><text:span text:style-name="Placeholder_20_Text"><text:span text:style-name="T4">Vardas ir Pavardė</text:span></text:span></text:p>
          </table:table-cell>
        </table:table-row>
        <table:table-row table:style-name="Lentelė3.1">
          <table:table-cell table:style-name="Lentelė3.A1" office:value-type="string">
            <text:p text:style-name="P10"/>
          </table:table-cell>
          <table:table-cell table:style-name="Lentelė3.A1" office:value-type="string">
            <text:p text:style-name="P8"/>
          </table:table-cell>
          <table:table-cell table:style-name="Lentelė3.C4" office:value-type="string">
            <text:p text:style-name="P16">(parašas)</text:p>
          </table:table-cell>
          <table:table-cell table:style-name="Lentelė3.A1" office:value-type="string">
            <text:p text:style-name="P8"/>
          </table:table-cell>
          <table:table-cell table:style-name="Lentelė3.E4" office:value-type="string">
            <text:p text:style-name="P16">(vardas ir pavardė)</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Normalu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lt" fo:country="L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Calibri" fo:font-size="12pt" fo:language="lt" fo:country="L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name-asian="Times New Roman2"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76cm" fo:margin-bottom="0cm" loext:contextual-spacing="false" fo:line-height="0.494cm" fo:text-align="justify" style:justify-single-word="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Body_20_Text_20_2" style:display-name="Body Text 2" style:family="paragraph" style:parent-style-name="Standard" style:default-outline-level="">
      <style:paragraph-properties fo:margin-top="0.212cm" fo:margin-bottom="0cm" loext:contextual-spacing="false" fo:text-align="justify" style:justify-single-word="false"/>
      <style:text-properties style:font-name="Times New Roman" fo:font-family="'Times New Roman'" style:font-family-generic="roman" style:font-pitch="variable" fo:font-size="11pt" style:font-size-asian="11pt" style:font-name-complex="Times New Roman2"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text-align="center" style:justify-single-word="false"/>
      <style:text-properties style:font-name="Times New Roman" fo:font-family="'Times New Roman'" style:font-family-generic="roman" style:font-pitch="variable" fo:font-size="14pt" fo:language="en" fo:country="US" fo:font-weight="bold" style:font-size-asian="14pt" style:font-weight-asian="bold" style:font-name-complex="Times New Roman2"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KMD_20_antraštė" style:display-name="KMD antraštė" style:family="paragraph" style:parent-style-name="Heading_20_1" style:default-outline-level="">
      <style:paragraph-properties fo:text-align="center" style:justify-single-word="false"/>
      <style:text-properties fo:text-transform="uppercase" fo:color="#000000" style:font-name="Times New Roman" fo:font-family="'Times New Roman'" style:font-family-generic="roman" style:font-pitch="variable" fo:font-size="12pt" fo:font-weight="bold" style:font-size-asian="12pt" style:font-weight-asian="bold"/>
    </style:style>
    <style:style style:name="KMD_20_pavadinimas" style:display-name="KMD pavadinimas" style:family="paragraph" style:parent-style-name="Standard" style:default-outline-level="">
      <style:paragraph-properties fo:line-height="150%" fo:text-align="center" style:justify-single-word="false"/>
      <style:text-properties fo:text-transform="uppercase" style:font-name="Times New Roman" fo:font-family="'Times New Roman'" style:font-family-generic="roman" style:font-pitch="variable" fo:font-weight="bold" style:font-weight-asian="bold" style:font-size-complex="11pt"/>
    </style:style>
    <style:style style:name="Stilius9" style:family="paragraph" style:parent-style-name="Standard" style:default-outline-level="">
      <style:paragraph-properties fo:margin-top="0.212cm" fo:margin-bottom="0.212cm" loext:contextual-spacing="false"/>
      <style:text-properties fo:text-transform="uppercase"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Stilius11" style:family="paragraph" style:parent-style-name="Standard" style:default-outline-level="">
      <style:paragraph-properties fo:margin-top="0.212cm" fo:margin-bottom="0.212cm" loext:contextual-spacing="false"/>
      <style:text-properties fo:text-transform="uppercase" style:font-name="Times New Roman" fo:font-family="'Times New Roman'" style:font-family-generic="roman" style:font-pitch="variable" fo:font-size="11pt" style:font-size-asian="11pt" style:font-name-complex="Times New Roman2" style:font-family-complex="'Times New Roman'" style:font-family-generic-complex="system" style:font-pitch-complex="variable"/>
    </style:style>
    <style:style style:name="Stilius12" style:family="paragraph" style:parent-style-name="Standard" style:default-outline-level="">
      <style:paragraph-properties fo:margin-top="0.212cm" fo:margin-bottom="0.212cm" loext:contextual-spacing="false"/>
      <style:text-properties fo:text-transform="uppercase" style:font-name="Times New Roman" fo:font-family="'Times New Roman'" style:font-family-generic="roman" style:font-pitch="variable" fo:font-size="11pt" style:font-size-asian="11pt" style:font-name-complex="Times New Roman2" style:font-family-complex="'Times New Roman'" style:font-family-generic-complex="system" style:font-pitch-complex="variable"/>
    </style:style>
    <style:style style:name="Stilius13" style:family="paragraph" style:parent-style-name="Stilius9" style:default-outline-level="">
      <style:text-properties fo:font-size="11pt" style:font-size-asian="11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rindinis_20_tekstas_20_2_20_Diagrama" style:display-name="Pagrindinis tekstas 2 Diagrama"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Pagrindinis_20_tekstas_20_3_20_Diagrama" style:display-name="Pagrindinis tekstas 3 Diagrama" style:family="text" style:parent-style-name="Default_20_Paragraph_20_Font">
      <style:text-properties style:font-name="Times New Roman" fo:font-family="'Times New Roman'" style:font-family-generic="roman" style:font-pitch="variable" fo:font-size="14pt" fo:language="en" fo:country="US"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font-weight-complex="bold"/>
    </style:style>
    <style:style style:name="Antraštės_20_Diagrama" style:display-name="Antraštės Diagrama"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Poraštė_20_Diagrama" style:display-name="Poraštė Diagrama" style:family="text" style:parent-style-name="Default_20_Paragraph_20_Font">
      <style:text-properties style:font-name="Arial" fo:font-family="Arial" style:font-family-generic="roman" style:font-pitch="variable" fo:font-size="12pt" style:font-name-asian="Times New Roman2"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page_20_number" style:display-name="page number" style:family="text" style:parent-style-name="Default_20_Paragraph_20_Font"/>
    <style:style style:name="Pagrindinis_20_tekstas_20_Diagrama" style:display-name="Pagrindinis tekstas Diagrama"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text-properties fo:color="#591c2b" style:text-line-through-style="none" style:text-line-through-type="none" style:font-name="Verdana" fo:font-family="Verdana" style:font-family-generic="roman" style:font-pitch="variable" fo:font-size="8pt" style:text-underline-style="none" style:text-blinking="false" style:font-size-asian="8pt" style:font-size-complex="8pt"/>
    </style:style>
    <style:style style:name="Antraštė_20_1_20_Diagrama" style:display-name="Antraštė 1 Diagrama"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style:style>
    <style:style style:name="Debesėlio_20_tekstas_20_Diagrama" style:display-name="Debesėlio tekstas Diagrama" style:family="text" style:parent-style-name="Default_20_Paragraph_20_Font">
      <style:text-properties style:font-name="Segoe UI" fo:font-family="'Segoe UI'" style:font-family-generic="roman"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12pt" style:font-size-asian="12pt" style:font-size-complex="12pt"/>
    </style:style>
    <style:style style:name="ListLabel_20_3" style:display-name="ListLabel 3" style:family="text">
      <style:text-properties fo:font-size="11pt" style:font-size-asian="11pt" style:font-size-complex="11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style:font-size-asian="12pt" style:font-size-complex="12pt"/>
    </style:style>
    <style:style style:name="ListLabel_20_7" style:display-name="ListLabel 7" style:family="text">
      <style:text-properties fo:font-size="12pt" style:font-size-asian="12pt" style:font-size-complex="12pt"/>
    </style:style>
    <style:style style:name="ListLabel_20_8" style:display-name="ListLabel 8"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2.408cm" fo:text-indent="-1.138cm" fo:margin-left="2.408cm"/>
        </style:list-level-properties>
      </text:list-level-style-number>
      <text:list-level-style-number text:level="2" text:style-name="ListLabel_20_1" style:num-suffix="." style:num-format="I">
        <style:list-level-properties text:list-level-position-and-space-mode="label-alignment">
          <style:list-level-label-alignment text:label-followed-by="listtab" text:list-tab-stop-position="3.81cm" fo:text-indent="-1.201cm" fo:margin-left="3.801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start-value="2"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fo:text-indent="-0.762cm" fo:margin-left="1.76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501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iva Versekėnienė</meta:initial-creator>
    <meta:editing-cycles>174</meta:editing-cycles>
    <meta:creation-date>2016-12-13T11:58:00</meta:creation-date>
    <dc:date>2019-02-08T02:03:39.179000000</dc:date>
    <meta:editing-duration>PT4H29M16S</meta:editing-duration>
    <meta:generator>LibreOffice/5.4.3.2$Windows_X86_64 LibreOffice_project/92a7159f7e4af62137622921e809f8546db437e5</meta:generator>
    <meta:document-statistic meta:table-count="3" meta:image-count="0" meta:object-count="0" meta:page-count="1" meta:paragraph-count="36" meta:word-count="144" meta:character-count="1134" meta:non-whitespace-character-count="1018"/>
    <meta:user-defined meta:name="AppVersion">16.0000</meta:user-defined>
    <meta:user-defined meta:name="Company">VG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ribute VBA_ModuleType=VBADocumentModule


Option VBASupport 1
Option Explicit


Function CtlByName(cName As String)

''Globalscope.BasicLibraries.LoadLibrary( "MRILib" )

Dim Doc As Object, DrawPage As Object, Form As Object
''Dim ctl As Object
	
Doc = ThisComponent
DrawPage = Doc.DrawPage

'MRI DrawPage

Form = DrawPage.Forms.GetByIndex(0)
''MRI Form
CtlByName = Form.getByName(cName)

End Function


Private Sub ComboMokslas_K_GotFocus()
Dim oListBox As Object

oListBox = CtlByName("ComboMokslas_K")


With  oListBox
   If  .ItemCount = 0 Then
		.StringItemList = Array("Pasirinkite kryptį","01A  Agronomija","02A  Veterinarija","03A  Zootechnika","04A  Miškotyra","01B  Biologija","02B  Biofizika","03B  Ekologija ir aplinkotyra","04B  Botanika","05B  Zoologija","06B  Medicina","07B  Odontologija", "08B  Farmacija","09B  Visuomenės sveikata","10B  Slauga","01H  Filosofija","02H  Teologija","03H  Menotyra","04H  Filologija","05H  Istorija","06H  Komunikacija ir informacija","07H  Etnologija","01P  Matematika","02P  Fizika","03P  Chemija","04P  Biochemija","05P  Geologija","06P  Fizinė geografija","07P  Paleontologija","08P  Astronomija","09P  Informatika","01S  Teisė","02S  Politikos mokslai","03S  Vadyba","04S  Ekonomika","05S  Sociologija","06S  Psichologija","07S  Edukologija","08S  Komunikacija ir informacija","01T  Elektros ir elektronikos inžinerija","02T  Statybos inžinerija","03T  Transporto inžinerija","04T  Aplinkos inžinerija","05T  Chemijos inžinerija","06T  Energetika ir termoinžinerija","07T  Informatikos inžinerija","08T  Medžiagų inžinerija","09T  Mechanikos inžinerija","10T  Matavimų inžinerija")
		.SelectedItems = Array("Pasirinkite kryptį")
    End If
 End With
lbl_Exit:
  Exit Sub
  
  comboPrioritet_K_GotFocus
End Sub


Private Sub comboPrioritet_K2009_Change()
Dim comboPrioritet_K2009 As Object
comboPrioritet_K2009 = CtlByName("comboPrioritet_K2009")

  Select Case comboPrioritet_K2009.SelectedValue
    Case "-"
    Case "Statybinių medžiagų, konstrukcijų ir statybos technologijų tyrimas, kūrimas ir taikymas"
    Case "Informacinių technologijų ir sistemų, statistinės analizės ir fizinių procesų modeliavimo metodų kūrimas ir panaudojimas"
    Case "Socialinių, ekonominių, kultūrinių ir technologinių procesų sąveikos tyrimas"
    Case "Eksperimentinis ir teorinis aplinkos sistemų tyrimas ir aplinkos apsaugos technologijų kūrimas"
    Case "Mokslinis architektūros, urbanistikos, jų paveldo objektų tyrimas ir meninė kūryba"
    Case "Transporto sistemos strategijos tyrimas ir transporto technologijų kūrimas"
    Case "Geodezijos, kartografijos technologijų ir fizikinių dydžių matavimo metodų ir priemonių tyrimas, kūrimas ir taikymas"
    Case "Elektros ir elektroninių įtaisų bei sistemų kūrimas, tobulinimas ir optimizavimas"
    Case "Mechaninių, mechatroninių ir biomechatroninių sistemų, medžiagų ir technologinių procesų tyrimas, projektavimas ir tobulinimas"
    Case "Pastatų aprūpinimo energija ir jos naudojimo būdų, sistemų ir procesų tyrimas bei kūrimas"
    Case "Teritorijų planavimo tyrimas ir darnos vertinimas"
  End Select
lbl_Exit:
  Exit Sub
End Sub

Private Sub comboPrioritet_K2009_GotFocus()
Dim comboPrioritet_K2009 As Object
comboPrioritet_K2009 = CtlByName("comboPrioritet_K2009")

  With comboPrioritet_K2009
    If .ItemCount = 0 Then
      .StringItemList = Array( "-","Statybinių medžiagų, konstrukcijų ir statybos technologijų tyrimas, kūrimas ir taikymas",      "Informacinių technologijų ir sistemų, statistinės analizės ir fizinių procesų modeliavimo metodų kūrimas ir panaudojimas",      "Socialinių, ekonominių, kultūrinių ir technologinių procesų sąveikos tyrimas","Eksperimentinis ir teorinis aplinkos sistemų tyrimas ir aplinkos apsaugos technologijų kūrimas",      "Mokslinis architektūros, urbanistikos, jų paveldo objektų tyrimas ir meninė kūryba","Transporto sistemos strategijos tyrimas ir transporto technologijų kūrimas",      "Geodezijos, kartografijos technologijų ir fizikinių dydžių matavimo metodų ir priemonių tyrimas, kūrimas ir taikymas",      "Elektros ir elektroninių įtaisų bei sistemų kūrimas, tobulinimas ir optimizavimas","Mechaninių, mechatroninių ir biomechatroninių sistemų, medžiagų ir technologinių procesų tyrimas, projektavimas ir tobulinimas","Pastatų aprūpinimo energija ir jos naudojimo būdų, sistemų ir procesų tyrimas bei kūrimas",      "Teritorijų planavimo tyrimas ir darnos vertinimas")
      .SelectedItems = Array("-")
    End If
  End With
lbl_Exit:
  Exit Sub
End Sub



Private Sub comboPrioritet_K_Change()
Dim strS As String, strA As String, strT As String, strM As String, strI As String, strV As String, strF As String

Dim comboPrioritet_T As Object, comboPrioritet_K
comboPrioritet_T = CtlByName("comboPrioritet_T")
comboPrioritet_K = CtlByName("comboPrioritet_K")



    strS = "-|Pažangios statybinės medžiagos, statinių konstrukcijos ir technologijos|Energiją tausojančios termoizoliacinės medžiagos ir konstrukcijos|Architektūra, urbanistika, kraštovaizdžio architektūra, teritorijų planavimas|Tvarus statinių gyvavimo ciklas"
  strA = "-|Efektyvios išteklių ir energijos naudojimo sistemos bei technologijos|Aplinkos sistemos ir aplinkos apsaugos technologijos|Pastatų aprūpinimas energija, jos vartojimo būdai, sistemos ir procesai|Saugi antropogeninė aplinka"
  strT = "-|Energiją ir aplinką tausojančios transporto priemonės|Transporto sistemų ir eismo modeliavimas, optimizavimas, sauga ir valdymas|Transporto ir logistikos technologijos, transporto rūšių sąveika|Naujos judėjimo technologijos, intelektinės transporto sistemos"
  strM = "-|Išmaniosios įterptinės sistemos|Mechaniniai ir mechatroniniai įtaisai ir procesai|Pažangios konstrukcinės ir daugiafunkcinės medžiagos, nanodariniai|Biomechatroninės sistemos|Elektros ir elektroniniai įrenginiai bei sistemos"
  strI = "-|Informacinės technologijos, ontologinės ir telematikos sistemos|Išmaniosios komunikacijų technologijos|Skaitmeninės signalų apdorojimo technologijos|Geoinformacinių sistemų technologijos ir jų taikymas"
  strV = "-|Socioekonominių sistemų universalaus tvarumo tyrimai|Aukštos pridėtinės vertės ekonomika|Integruotos komunikacijos strategijos ir koncepcijos|Kūrybinės industrijos, skaitmeninės visuomenės plėtra|Inovacijų vadyba"
  strF = "-|Fizinių, technologinių ir ekonominių procesų matematiniai modeliai ir metodai|Biokatalitinių procesų modeliavimas|Energijos šaltinių medžiagos ir technologijos"

  comboPrioritet_T.removeAllItems()
''  If Not comboPrioritet_K.MatchFound Then
''    comboPrioritet_K.StringItemList = Array("-")
''  End If
  Select Case comboPrioritet_K.SelectedValue
    Case "Darnioji statyba": comboPrioritet_T.StringItemList = Split(strS, "|")
    Case "Aplinkos ir energijos technologijos": comboPrioritet_T.StringItemList = Split(strA, "|")
    Case "Darnusis transportas": comboPrioritet_T.StringItemList = Split(strT, "|")
    Case "Mechatronika": comboPrioritet_T.StringItemList = Split(strM, "|")
    Case "Informacines ir komunikacijos technologijos": comboPrioritet_T.StringItemList = Split(strI, "|")
    Case "Technologiju vadyba ir ekonomika": comboPrioritet_T.StringItemList = Split(strV, "|")
    Case "Fundamentiniai medziagu ir procesu tyrimai": comboPrioritet_T.StringItemList = Split(strF, "|")
  End Select
  comboPrioritet_T.SelectedItems = Array("-")
lbl_Exit:
  Exit Sub
End Sub



Private Sub comboPrioritet_K_GotFocus()
Dim comboPrioritet_K As Object
comboPrioritet_K = CtlByName("comboPrioritet_K")

  With comboPrioritet_K
  
   If .ItemCount = 0 Then
    .StringItemList = Array("-","Darnioji statyba",    "Aplinkos ir energijos technologijos",    "Darnusis transportas",    "Mechatronika",    "Informacines ir komunikacijos technologijos",    "Technologiju vadyba ir ekonomika",    "Fundamentiniai medziagu ir procesu tyrimai")
	.SelectedItems = Array("-")
    End If
  End With
lbl_Exit:
  Exit Sub
End Sub

Private Sub comboPrioritet_T_Change()
  If Not comboPrioritet_T.MatchFound Then
    comboPrioritet_T.Value = "-"
  End If
lbl_Exit:
  Exit Sub
End Sub


Sub InitForm

ComboMokslas_K_GotFocus
''comboPrioritet_K2009_GotFocus
comboPrioritet_K_GotFocus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